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4.3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18" draw:textarea-horizontal-align="justify" draw:textarea-vertical-align="middle" draw:auto-grow-height="false" fo:min-height="4.739cm" fo:min-width="3.785cm" fo:padding-top="0.151cm" fo:padding-bottom="0.151cm" fo:padding-left="0.276cm" fo:padding-right="0.276cm" draw:shadow="visible" draw:shadow-offset-x="0.141cm" draw:shadow-offset-y="0.141cm" draw:shadow-color="#1c1c1c" draw:shadow-opacity="40%"/>
    </style:style>
    <style:style style:name="gr3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0.596cm" fo:min-width="3.103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428cm" fo:min-width="3.358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17" draw:textarea-horizontal-align="justify" draw:textarea-vertical-align="middle" draw:auto-grow-height="false" fo:min-height="4.739cm" fo:min-width="3.785cm" fo:padding-top="0.151cm" fo:padding-bottom="0.151cm" fo:padding-left="0.276cm" fo:padding-right="0.276cm" draw:shadow="visible" draw:shadow-offset-x="0.141cm" draw:shadow-offset-y="0.141cm" draw:shadow-color="#1c1c1c" draw:shadow-opacity="40%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gradient" draw:fill-gradient-name="Gradient_20_15" draw:textarea-horizontal-align="justify" draw:textarea-vertical-align="middle" draw:auto-grow-height="false" fo:min-height="4.739cm" fo:min-width="3.785cm" fo:padding-top="0.151cm" fo:padding-bottom="0.151cm" fo:padding-left="0.276cm" fo:padding-right="0.276cm" draw:shadow="visible" draw:shadow-offset-x="0.141cm" draw:shadow-offset-y="0.141cm" draw:shadow-color="#1c1c1c" draw:shadow-opacity="4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gradient" draw:fill-gradient-name="Gradient_20_18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gradient" draw:fill-gradient-name="Gradient_20_17"/>
      <style:paragraph-properties fo:text-align="center"/>
    </style:style>
    <style:style style:name="P6" style:family="paragraph">
      <loext:graphic-properties draw:fill="gradient" draw:fill-gradient-name="Gradient_20_15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4.8cm" svg:height="15.6cm" svg:x="3.8cm" svg:y="2.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4.805cm" svg:height="5.509cm" svg:x="8.73cm" svg:y="11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9.668cm" svg:y1="12.889cm" svg:x2="12.598cm" svg:y2="12.889cm">
              <text:p/>
            </draw:line>
            <draw:line draw:style-name="gr3" draw:text-style-name="P3" draw:layer="layout" svg:x1="9.668cm" svg:y1="13.522cm" svg:x2="12.598cm" svg:y2="13.522cm">
              <text:p/>
            </draw:line>
            <draw:line draw:style-name="gr3" draw:text-style-name="P3" draw:layer="layout" svg:x1="9.668cm" svg:y1="14.155cm" svg:x2="12.598cm" svg:y2="14.155cm">
              <text:p/>
            </draw:line>
            <draw:line draw:style-name="gr3" draw:text-style-name="P3" draw:layer="layout" svg:x1="9.668cm" svg:y1="14.788cm" svg:x2="12.598cm" svg:y2="14.788cm">
              <text:p/>
            </draw:line>
            <draw:line draw:style-name="gr3" draw:text-style-name="P3" draw:layer="layout" svg:x1="9.668cm" svg:y1="15.421cm" svg:x2="12.598cm" svg:y2="15.421cm">
              <text:p/>
            </draw:line>
            <draw:line draw:style-name="gr3" draw:text-style-name="P3" draw:layer="layout" svg:x1="9.668cm" svg:y1="16.054cm" svg:x2="12.598cm" svg:y2="16.054cm">
              <text:p/>
            </draw:line>
          </draw:g>
          <draw:custom-shape draw:style-name="gr4" draw:text-style-name="P4" draw:layer="layout" svg:width="4.117cm" svg:height="1.691cm" draw:transform="rotate (-1.03794730616103) translate (9.305cm 8.18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3.857cm" svg:height="1.678cm" draw:transform="rotate (-1.03794730616103) translate (12.561cm 8.356cm)">
            <text:p/>
  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6" draw:text-style-name="P5" draw:layer="layout" svg:width="4.805cm" svg:height="5.509cm" svg:x="5cm" svg:y="4.0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5.938cm" svg:y1="5.293cm" svg:x2="8.868cm" svg:y2="5.293cm">
              <text:p/>
            </draw:line>
            <draw:line draw:style-name="gr3" draw:text-style-name="P3" draw:layer="layout" svg:x1="5.938cm" svg:y1="5.926cm" svg:x2="8.868cm" svg:y2="5.926cm">
              <text:p/>
            </draw:line>
            <draw:line draw:style-name="gr3" draw:text-style-name="P3" draw:layer="layout" svg:x1="5.938cm" svg:y1="6.559cm" svg:x2="8.868cm" svg:y2="6.559cm">
              <text:p/>
            </draw:line>
            <draw:line draw:style-name="gr3" draw:text-style-name="P3" draw:layer="layout" svg:x1="5.938cm" svg:y1="7.192cm" svg:x2="8.868cm" svg:y2="7.192cm">
              <text:p/>
            </draw:line>
            <draw:line draw:style-name="gr3" draw:text-style-name="P3" draw:layer="layout" svg:x1="5.938cm" svg:y1="7.825cm" svg:x2="8.868cm" svg:y2="7.825cm">
              <text:p/>
            </draw:line>
            <draw:line draw:style-name="gr3" draw:text-style-name="P3" draw:layer="layout" svg:x1="5.938cm" svg:y1="8.458cm" svg:x2="8.868cm" svg:y2="8.458cm">
              <text:p/>
            </draw:line>
          </draw:g>
          <draw:g>
            <draw:custom-shape draw:style-name="gr7" draw:text-style-name="P6" draw:layer="layout" svg:width="4.805cm" svg:height="5.509cm" svg:x="12.795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3" draw:layer="layout" svg:x1="13.732cm" svg:y1="5.289cm" svg:x2="16.662cm" svg:y2="5.289cm">
              <text:p/>
            </draw:line>
            <draw:line draw:style-name="gr3" draw:text-style-name="P3" draw:layer="layout" svg:x1="13.732cm" svg:y1="5.922cm" svg:x2="16.662cm" svg:y2="5.922cm">
              <text:p/>
            </draw:line>
            <draw:line draw:style-name="gr3" draw:text-style-name="P3" draw:layer="layout" svg:x1="13.732cm" svg:y1="6.555cm" svg:x2="16.662cm" svg:y2="6.555cm">
              <text:p/>
            </draw:line>
            <draw:line draw:style-name="gr3" draw:text-style-name="P3" draw:layer="layout" svg:x1="13.732cm" svg:y1="7.188cm" svg:x2="16.662cm" svg:y2="7.188cm">
              <text:p/>
            </draw:line>
            <draw:line draw:style-name="gr3" draw:text-style-name="P3" draw:layer="layout" svg:x1="13.732cm" svg:y1="7.821cm" svg:x2="16.662cm" svg:y2="7.821cm">
              <text:p/>
            </draw:line>
            <draw:line draw:style-name="gr3" draw:text-style-name="P3" draw:layer="layout" svg:x1="13.732cm" svg:y1="8.454cm" svg:x2="16.662cm" svg:y2="8.45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3" draw:display-name="Gradient 13" draw:style="linear" draw:start-color="#b2b2b2" draw:end-color="#5e8ac7" draw:start-intensity="100%" draw:end-intensity="100%" draw:angle="300" draw:border="0%"/>
    <draw:gradient draw:name="Gradient_20_14" draw:display-name="Gradient 14" draw:style="linear" draw:start-color="#b2b2b2" draw:end-color="#00b274" draw:start-intensity="100%" draw:end-intensity="100%" draw:angle="300" draw:border="0%"/>
    <draw:gradient draw:name="Gradient_20_15" draw:display-name="Gradient 15" draw:style="linear" draw:start-color="#b2b2b2" draw:end-color="#f58220" draw:start-intensity="100%" draw:end-intensity="100%" draw:angle="300" draw:border="0%"/>
    <draw:gradient draw:name="Gradient_20_16" draw:display-name="Gradient 16" draw:style="linear" draw:start-color="#b2b2b2" draw:end-color="#00aaad" draw:start-intensity="100%" draw:end-intensity="100%" draw:angle="300" draw:border="0%"/>
    <draw:gradient draw:name="Gradient_20_17" draw:display-name="Gradient 17" draw:style="linear" draw:start-color="#b2b2b2" draw:end-color="#1b75bc" draw:start-intensity="100%" draw:end-intensity="100%" draw:angle="300" draw:border="0%"/>
    <draw:gradient draw:name="Gradient_20_18" draw:display-name="Gradient 18" draw:style="linear" draw:start-color="#b2b2b2" draw:end-color="#89c765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8:56:53.277607643</meta:creation-date>
    <dc:date>2018-12-19T19:12:57.939245707</dc:date>
    <meta:editing-duration>PT5M53S</meta:editing-duration>
    <meta:editing-cycles>3</meta:editing-cycles>
    <meta:generator>LibreOffice/6.0.7.3$Linux_X86_64 LibreOffice_project/00m0$Build-3</meta:generator>
    <meta:document-statistic meta:object-count="28"/>
  </office:meta>
</office:document-meta>
</file>